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0000000E055D3A05AB19430EB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e963a" officeooo:paragraph-rsid="000e963a" style:font-size-asian="17.5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si chiki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messichikto" xlink:href="Pictures/10000000000000E0000000E055D3A05AB19430EB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messichikto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E0000000E055D3A05AB19430EB.jp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messichikto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8T09:05:56.730050411</meta:creation-date>
    <dc:date>2022-11-18T09:11:57.530960328</dc:date>
    <meta:editing-duration>PT6M1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